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Arial" svg:font-family="Arial" style:font-family-generic="swiss"/>
    <style:font-face style:name="Arial Narrow" svg:font-family="'Arial Narrow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8eef7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718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none" draw:textarea-vertical-align="middle" fo:min-height="1.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2.03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vertical-align="middle" fo:min-height="1.524cm" fo:padding-top="0cm" fo:padding-bottom="0cm" fo:padding-left="0cm" fo:padding-right="0cm"/>
    </style:style>
    <style:style style:name="gr7" style:family="graphic" style:parent-style-name="standard">
      <style:graphic-properties draw:stroke="solid" draw:stroke-dash="_33__20_Dashes_20_3_20_Dots_20__28_var_29_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2.793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2.328cm" fo:padding-top="0.071cm" fo:padding-bottom="0.071cm" fo:padding-left="0.071cm" fo:padding-right="0.071cm"/>
    </style:style>
    <style:style style:name="gr10" style:family="graphic" style:parent-style-name="standard">
      <style:graphic-properties draw:stroke="none" draw:fill="none" draw:textarea-vertical-align="middle" fo:min-height="1.523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2.37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2.836cm" fo:padding-top="0.071cm" fo:padding-bottom="0.071cm" fo:padding-left="0.071cm" fo:padding-right="0.071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P1" style:family="paragraph">
      <style:paragraph-properties fo:margin-left="0cm" fo:margin-right="0cm" fo:margin-top="0cm" fo:margin-bottom="0cm" fo:line-height="120%" fo:text-align="center" fo:text-indent="0cm"/>
      <style:text-properties style:font-name="FreeSans" fo:font-weight="normal" style:font-weight-asian="normal" style:font-weight-complex="normal"/>
    </style:style>
    <style:style style:name="P2" style:family="paragraph">
      <style:text-properties style:font-name="FreeSans" fo:font-weight="normal" style:font-weight-asian="normal" style:font-weight-complex="normal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color="#000000" style:font-name="FreeSans" fo:font-size="13pt" fo:font-weight="normal" style:font-size-asian="13pt" style:font-weight-asian="normal" style:font-size-complex="13pt" style:font-weight-complex="normal"/>
    </style:style>
    <style:style style:name="P4" style:family="paragraph">
      <style:text-properties fo:color="#000000" style:font-name="FreeSans" fo:font-size="13pt" fo:font-weight="normal" style:font-size-asian="13pt" style:font-weight-asian="normal" style:font-size-complex="13pt" style:font-weight-complex="normal"/>
    </style:style>
    <style:style style:name="P5" style:family="paragraph">
      <style:paragraph-properties fo:margin-left="0cm" fo:margin-right="0cm" fo:margin-top="0cm" fo:margin-bottom="0cm" fo:line-height="120%" fo:text-align="start" fo:text-indent="0cm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left="0cm" fo:margin-right="0cm" fo:margin-top="0cm" fo:margin-bottom="0cm" fo:line-height="120%" fo:text-align="center" fo:text-indent="0cm"/>
      <style:text-properties style:font-name="FreeSans" fo:font-size="16pt" fo:font-weight="normal" style:font-size-asian="16pt" style:font-weight-asian="normal" style:font-size-complex="16pt" style:font-weight-complex="normal"/>
    </style:style>
    <style:style style:name="P8" style:family="paragraph">
      <style:text-properties style:font-name="FreeSans" fo:font-size="16pt" fo:font-weight="normal" style:font-size-asian="16pt" style:font-weight-asian="normal" style:font-size-complex="16pt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color="#000000" style:font-name="FreeSans" fo:font-size="18pt" fo:font-weight="normal" style:font-name-asian="Arial Narrow1" style:font-size-asian="18pt" style:font-weight-asian="normal" style:font-name-complex="Arial Narrow1" style:font-size-complex="18pt" style:font-weight-complex="normal"/>
    </style:style>
    <style:style style:name="T2" style:family="text">
      <style:text-properties fo:color="#000000" style:font-name="FreeSans" fo:font-size="13pt" fo:font-weight="normal" style:font-name-asian="Arial Narrow1" style:font-size-asian="13pt" style:font-weight-asian="normal" style:font-name-complex="Arial Narrow1" style:font-size-complex="13pt" style:font-weight-complex="normal"/>
    </style:style>
    <style:style style:name="T3" style:family="text">
      <style:text-properties fo:color="#000000" style:font-name="FreeSans" fo:font-size="10pt" fo:font-weight="normal" style:font-name-asian="Arial Narrow1" style:font-size-asian="10pt" style:font-weight-asian="normal" style:font-name-complex="Arial Narrow1" style:font-size-complex="10pt" style:font-weight-complex="normal"/>
    </style:style>
    <style:style style:name="T4" style:family="text">
      <style:text-properties fo:color="#000000" style:font-name="FreeSans" fo:font-size="16pt" fo:font-weight="normal" style:font-name-asian="Arial Narrow1" style:font-size-asian="16pt" style:font-weight-asian="normal" style:font-name-complex="Arial Narrow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layer="layout" svg:width="3.9cm" svg:height="2cm" svg:x="3.499cm" svg:y="9.431cm" svg:viewBox="0 0 3901 2001" svg:d="M3468 2001c79 0 147-21 216-67 70-46 119-103 159-183s58-158 58-250v-1002c0-91-18-169-58-249s-89-137-159-183c-69-46-137-67-216-67h-3036c-79 0-147 21-215 67-70 46-119 103-159 183s-58 158-58 249v1002c0 92 18 170 58 250s89 137 159 183c68 46 136 67 215 67z">
              <text:p/>
            </draw:path>
            <draw:path draw:style-name="gr2" draw:layer="layout" svg:width="3.9cm" svg:height="2cm" svg:x="3.499cm" svg:y="9.431cm" svg:viewBox="0 0 3901 2001" svg:d="M3468 2001c79 0 147-21 216-67 70-46 119-103 159-183s58-158 58-250v-1002c0-91-18-169-58-249s-89-137-159-183c-69-46-137-67-216-67h-3036c-79 0-147 21-215 67-70 46-119 103-159 183s-58 158-58 249v1002c0 92 18 170 58 250s89 137 159 183c68 46 136 67 215 67z">
              <text:p/>
            </draw:path>
          </draw:g>
          <draw:frame draw:style-name="gr3" draw:text-style-name="P2" draw:layer="layout" svg:width="3.9cm" svg:height="2cm" svg:x="3.499cm" svg:y="9.431cm">
            <draw:text-box>
              <text:p text:style-name="P1"><text:span text:style-name="T1">Computer </text:span><text:span text:style-name="T1"><text:line-break/></text:span><text:span text:style-name="T1">science</text:span></text:p>
            </draw:text-box>
          </draw:frame>
        </draw:g>
        <draw:frame draw:style-name="gr4" draw:text-style-name="P4" draw:layer="layout" svg:width="4cm" svg:height="1.5cm" svg:x="10.099cm" svg:y="1.881cm">
          <draw:text-box>
            <text:p text:style-name="P3"><text:span text:style-name="T2">Algorithmics</text:span></text:p>
          </draw:text-box>
        </draw:frame>
        <draw:polyline draw:style-name="gr2" draw:layer="layout" svg:width="8cm" svg:height="5cm" svg:x="7.399cm" svg:y="5.431cm" svg:viewBox="0 0 8001 5001" draw:points="0,5001 1479,5001 1479,0 8001,0">
          <text:p/>
        </draw:polyline>
        <draw:polyline draw:style-name="gr2" draw:layer="layout" svg:width="8.08cm" svg:height="4.96cm" svg:x="7.319cm" svg:y="10.431cm" svg:viewBox="0 0 8081 4961" draw:points="0,0 1559,0 1559,4961 8081,4961">
          <text:p/>
        </draw:polyline>
        <draw:polyline draw:style-name="gr2" draw:layer="layout" svg:width="8cm" svg:height="2.52cm" svg:x="7.399cm" svg:y="7.911cm" svg:viewBox="0 0 8001 2521" draw:points="0,2521 2001,2521 2001,0 8001,0 8001,19">
          <text:p/>
        </draw:polyline>
        <draw:polyline draw:style-name="gr2" draw:layer="layout" svg:width="6cm" svg:height="2.44cm" svg:x="9.399cm" svg:y="10.431cm" svg:viewBox="0 0 6001 2441" draw:points="0,0 0,2441 6001,2441">
          <text:p/>
        </draw:polyline>
        <draw:frame draw:style-name="gr5" draw:text-style-name="P4" draw:layer="layout" svg:width="6.561cm" svg:height="2.032cm" svg:x="9.538cm" svg:y="3.599cm">
          <draw:text-box>
            <text:p text:style-name="P3"><text:span text:style-name="T2">Application development </text:span><text:span text:style-name="T2"><text:line-break/></text:span><text:span text:style-name="T2">and software engineering</text:span></text:p>
          </draw:text-box>
        </draw:frame>
        <draw:polyline draw:style-name="gr2" draw:layer="layout" svg:width="8cm" svg:height="7.5cm" svg:x="7.399cm" svg:y="2.931cm" svg:viewBox="0 0 8001 7501" draw:points="0,7501 625,7501 625,0 8001,0">
          <text:p/>
        </draw:polyline>
        <draw:polyline draw:style-name="gr2" draw:layer="layout" svg:width="8cm" svg:height="7.5cm" svg:x="7.399cm" svg:y="10.431cm" svg:viewBox="0 0 8001 7501" draw:points="0,0 640,0 640,7461 8001,7461 8001,7501">
          <text:p/>
        </draw:polyline>
        <draw:frame draw:style-name="gr5" draw:text-style-name="P4" draw:layer="layout" svg:width="7.312cm" svg:height="2.032cm" svg:x="9.487cm" svg:y="6.131cm">
          <draw:text-box>
            <text:p text:style-name="P3"><text:span text:style-name="T2">Artificial intelligence and </text:span><text:span text:style-name="T2"><text:line-break/></text:span><text:span text:style-name="T2">natural language processing</text:span></text:p>
          </draw:text-box>
        </draw:frame>
        <draw:frame draw:style-name="gr4" draw:text-style-name="P4" draw:layer="layout" svg:width="4.4cm" svg:height="1.5cm" svg:x="10.399cm" svg:y="12.481cm">
          <draw:text-box>
            <text:p text:style-name="P3"><text:span text:style-name="T2">Communications</text:span></text:p>
          </draw:text-box>
        </draw:frame>
        <draw:frame draw:style-name="gr6" draw:text-style-name="P4" draw:layer="layout" svg:width="7.3cm" svg:height="1.524cm" svg:x="9.099cm" svg:y="15.307cm">
          <draw:text-box>
            <text:p text:style-name="P3"><text:span text:style-name="T2">Computational </text:span><text:span text:style-name="T2"><text:line-break/></text:span><text:span text:style-name="T2">biology and bioinformatics</text:span></text:p>
          </draw:text-box>
        </draw:frame>
        <draw:frame draw:style-name="gr4" draw:text-style-name="P4" draw:layer="layout" svg:width="4cm" svg:height="1.5cm" svg:x="10.899cm" svg:y="17.531cm">
          <draw:text-box>
            <text:p text:style-name="P3"><text:span text:style-name="T2">Computer graphics</text:span></text:p>
          </draw:text-box>
        </draw:frame>
        <draw:line draw:style-name="gr7" draw:layer="layout" svg:x1="15.399cm" svg:y1="2.932cm" svg:x2="17.9cm" svg:y2="2.431cm">
          <text:p/>
        </draw:line>
        <draw:g>
          <draw:polyline draw:style-name="gr2" draw:layer="layout" svg:width="0.866cm" svg:height="2.935cm" svg:x="17.899cm" svg:y="0.963cm" svg:viewBox="0 0 867 2936" draw:points="867,0 0,0 0,2936 867,2936">
            <text:p/>
          </draw:polyline>
          <draw:frame draw:style-name="gr8" draw:text-style-name="P6" draw:layer="layout" svg:width="5.5cm" svg:height="3.263cm" svg:x="17.899cm" svg:y="0.8cm">
            <draw:text-box>
              <text:p text:style-name="P5"><text:span text:style-name="T3">Analysis of Boolean Functions</text:span><text:span text:style-name="T3"><text:line-break/></text:span><text:span text:style-name="T3">Tractability</text:span><text:span text:style-name="T3"><text:line-break/></text:span><text:span text:style-name="T3">The Discrepancy Method</text:span><text:span text:style-name="T3"><text:line-break/></text:span><text:span text:style-name="T3">Modern Computer Algebra</text:span><text:span text:style-name="T3"><text:line-break/></text:span><text:span text:style-name="T3">Randomized Algorithms</text:span><text:span text:style-name="T3"><text:line-break/></text:span><text:span text:style-name="T3">Graph Algorithms</text:span><text:span text:style-name="T3"><text:line-break/></text:span><text:span text:style-name="T3"/></text:p>
            </draw:text-box>
          </draw:frame>
        </draw:g>
        <draw:line draw:style-name="gr2" draw:layer="layout" svg:x1="15.399cm" svg:y1="5.431cm" svg:x2="17.9cm" svg:y2="5.532cm">
          <text:p/>
        </draw:line>
        <draw:g>
          <draw:polyline draw:style-name="gr2" draw:layer="layout" svg:width="0.945cm" svg:height="2.935cm" svg:x="17.899cm" svg:y="4.063cm" svg:viewBox="0 0 946 2936" draw:points="946,0 0,0 0,2936 946,2936">
            <text:p/>
          </draw:polyline>
          <draw:frame draw:style-name="gr8" draw:text-style-name="P6" draw:layer="layout" svg:width="6cm" svg:height="2.935cm" svg:x="17.899cm" svg:y="4.063cm">
            <draw:text-box>
              <text:p text:style-name="P5"><text:span text:style-name="T3">UML by Example</text:span><text:span text:style-name="T3"><text:line-break/></text:span><text:span text:style-name="T3">Programming in Visual Basic 2010</text:span><text:span text:style-name="T3"><text:line-break/></text:span><text:span text:style-name="T3">Testing IT</text:span><text:span text:style-name="T3"><text:line-break/></text:span><text:span text:style-name="T3">The Elements of UML 2.0 Style</text:span><text:span text:style-name="T3"><text:line-break/></text:span><text:span text:style-name="T3">Enterprise Cloud Computing</text:span><text:span text:style-name="T3"><text:line-break/></text:span><text:span text:style-name="T3">The Elements of Java Style</text:span></text:p>
            </draw:text-box>
          </draw:frame>
        </draw:g>
        <draw:line draw:style-name="gr2" draw:layer="layout" svg:x1="15.399cm" svg:y1="7.931cm" svg:x2="17.9cm" svg:y2="8.752cm">
          <text:p/>
        </draw:line>
        <draw:g>
          <draw:polyline draw:style-name="gr2" draw:layer="layout" svg:width="1.733cm" svg:height="2.47cm" svg:x="17.899cm" svg:y="7.516cm" svg:viewBox="0 0 1734 2471" draw:points="1734,0 0,0 0,2471 1734,2471">
            <text:p/>
          </draw:polyline>
          <draw:frame draw:style-name="gr9" draw:text-style-name="P6" draw:layer="layout" svg:width="11cm" svg:height="2.47cm" svg:x="17.899cm" svg:y="7.515cm">
            <draw:text-box>
              <text:p text:style-name="P5"><text:span text:style-name="T3">Graph-based Natural Language Processing and Information Retrieval</text:span><text:span text:style-name="T3"><text:line-break/></text:span><text:span text:style-name="T3">Modeling and Reasoning with Bayesian Networks</text:span><text:span text:style-name="T3"><text:line-break/></text:span><text:span text:style-name="T3">Research and Development in Expert Systems IX</text:span><text:span text:style-name="T3"><text:line-break/></text:span><text:span text:style-name="T3">The Foundations of Artificial Intelligence</text:span><text:span text:style-name="T3"><text:line-break/></text:span><text:span text:style-name="T3">Systemic Text Generation as Problem Solving</text:span></text:p>
            </draw:text-box>
          </draw:frame>
        </draw:g>
        <draw:line draw:style-name="gr2" draw:layer="layout" svg:x1="15.399cm" svg:y1="12.872cm" svg:x2="17.9cm" svg:y2="11.471cm">
          <text:p/>
        </draw:line>
        <draw:g>
          <draw:polyline draw:style-name="gr2" draw:layer="layout" svg:width="1.685cm" svg:height="1.665cm" svg:x="17.899cm" svg:y="10.638cm" svg:viewBox="0 0 1686 1666" draw:points="1686,0 0,0 0,1666 1686,1666">
            <text:p/>
          </draw:polyline>
          <draw:frame draw:style-name="gr10" draw:text-style-name="P6" draw:layer="layout" svg:width="10.7cm" svg:height="1.665cm" svg:x="17.899cm" svg:y="10.638cm">
            <draw:text-box>
              <text:p text:style-name="P5"><text:span text:style-name="T3">Secure Communicating Systems</text:span><text:span text:style-name="T3"><text:line-break/></text:span><text:span text:style-name="T3">Protecting Information</text:span><text:span text:style-name="T3"><text:line-break/></text:span><text:span text:style-name="T3">Security and Game Theory</text:span></text:p>
            </draw:text-box>
          </draw:frame>
        </draw:g>
        <draw:line draw:style-name="gr2" draw:layer="layout" svg:x1="15.399cm" svg:y1="15.392cm" svg:x2="17.9cm" svg:y2="13.991cm">
          <text:p/>
        </draw:line>
        <draw:g>
          <draw:polyline draw:style-name="gr2" draw:layer="layout" svg:width="1.37cm" svg:height="2.512cm" svg:x="17.899cm" svg:y="12.735cm" svg:viewBox="0 0 1371 2513" draw:points="1371,0 0,0 0,2513 1371,2513">
            <text:p/>
          </draw:polyline>
          <draw:frame draw:style-name="gr11" draw:text-style-name="P6" draw:layer="layout" svg:width="8.7cm" svg:height="2.512cm" svg:x="17.899cm" svg:y="12.734cm">
            <draw:text-box>
              <text:p text:style-name="P5"><text:span text:style-name="T3">Neuronal Dynamics</text:span><text:span text:style-name="T3"><text:line-break/></text:span><text:span text:style-name="T3">Spiking Neuron Models</text:span><text:span text:style-name="T3"><text:line-break/></text:span><text:span text:style-name="T3">Genomic Perl</text:span><text:span text:style-name="T3"><text:line-break/></text:span><text:span text:style-name="T3">Introduction to Computational Genomics</text:span><text:span text:style-name="T3"><text:line-break/></text:span><text:span text:style-name="T3">Protein Interaction Networks</text:span></text:p>
            </draw:text-box>
          </draw:frame>
        </draw:g>
        <draw:line draw:style-name="gr2" draw:layer="layout" svg:x1="15.399cm" svg:y1="17.892cm" svg:x2="17.9cm" svg:y2="17.071cm">
          <text:p/>
        </draw:line>
        <draw:g>
          <draw:polyline draw:style-name="gr2" draw:layer="layout" svg:width="1.37cm" svg:height="2.978cm" svg:x="17.899cm" svg:y="15.582cm" svg:viewBox="0 0 1371 2979" draw:points="1371,0 0,0 0,2979 1371,2979">
            <text:p/>
          </draw:polyline>
          <draw:frame draw:style-name="gr12" draw:text-style-name="P6" draw:layer="layout" svg:width="8.7cm" svg:height="2.978cm" svg:x="17.899cm" svg:y="15.582cm">
            <draw:text-box>
              <text:p text:style-name="P5"><text:span text:style-name="T3">Sparse Image and Signal Processing</text:span><text:span text:style-name="T3"><text:line-break/></text:span><text:span text:style-name="T3">Computer Vision for Human-Machine Interaction</text:span><text:span text:style-name="T3"><text:line-break/></text:span><text:span text:style-name="T3">Object Categorization</text:span><text:span text:style-name="T3"><text:line-break/></text:span><text:span text:style-name="T3">Affine Analysis of Image Sequences</text:span><text:span text:style-name="T3"><text:line-break/></text:span><text:span text:style-name="T3">Topology for Computing</text:span><text:span text:style-name="T3"><text:line-break/></text:span><text:span text:style-name="T3">Visibility Algorithms in the Plane</text:span></text:p>
            </draw:text-box>
          </draw:frame>
        </draw:g>
        <draw:g>
          <draw:path draw:style-name="gr1" draw:layer="layout" svg:width="3.298cm" svg:height="2cm" svg:x="1.316cm" svg:y="2.534cm" svg:viewBox="0 0 3299 2001" svg:d="M2933 2001c67 0 124-21 183-67 58-46 100-103 134-183s49-158 49-250v-1002c0-91-15-169-49-249s-76-137-134-183c-59-46-116-67-183-67h-2567c-68 0-125 21-183 67s-100 103-134 183-49 158-49 249v1002c0 92 15 170 49 250s76 137 134 183 115 67 183 67z">
            <text:p/>
          </draw:path>
          <draw:path draw:style-name="gr2" draw:layer="layout" svg:width="3.298cm" svg:height="2cm" svg:x="1.316cm" svg:y="2.534cm" svg:viewBox="0 0 3299 2001" svg:d="M2933 2001c67 0 124-21 183-67 58-46 100-103 134-183s49-158 49-250v-1002c0-91-15-169-49-249s-76-137-134-183c-59-46-116-67-183-67h-2567c-68 0-125 21-183 67s-100 103-134 183-49 158-49 249v1002c0 92 15 170 49 250s76 137 134 183 115 67 183 67z">
            <text:p/>
          </draw:path>
        </draw:g>
        <draw:frame draw:style-name="gr3" draw:text-style-name="P8" draw:layer="layout" svg:width="3.298cm" svg:height="2cm" svg:x="1.316cm" svg:y="2.534cm">
          <draw:text-box>
            <text:p text:style-name="P7"><text:span text:style-name="T4">eBooks </text:span></text:p>
            <text:p text:style-name="P7"><text:span text:style-name="T4">Cambridge</text:span></text:p>
          </draw:text-box>
        </draw:frame>
        <draw:custom-shape draw:style-name="gr13" draw:text-style-name="P9" draw:layer="layout" svg:width="2.1cm" svg:height="1.6cm" svg:x="2.4cm" svg:y="5.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Narrow1" svg:font-family="'Arial Narrow'"/>
    <style:font-face style:name="Arial" svg:font-family="Arial" style:font-family-generic="swiss"/>
    <style:font-face style:name="Arial Narrow" svg:font-family="'Arial Narrow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03T15:37:17.410547548</dc:date>
    <dc:creator>miltonlab </dc:creator>
    <meta:generator>LibreOffice/4.2.6.3$Linux_X86_64 LibreOffice_project/420m0$Build-3</meta:generator>
    <meta:editing-duration>P0D</meta:editing-duration>
    <meta:editing-cycles>1</meta:editing-cycles>
    <meta:document-statistic meta:object-count="46"/>
  </office:meta>
</office:document-meta>
</file>